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4185" officeooo:paragraph-rsid="00047088"/>
    </style:style>
    <style:style style:name="P2" style:family="paragraph" style:parent-style-name="Standard">
      <style:text-properties officeooo:rsid="002806eb" officeooo:paragraph-rsid="00047088"/>
    </style:style>
    <style:style style:name="P3" style:family="paragraph" style:parent-style-name="Standard">
      <style:text-properties officeooo:rsid="00151401" officeooo:paragraph-rsid="00151401"/>
    </style:style>
    <style:style style:name="P4" style:family="paragraph" style:parent-style-name="Standard">
      <style:text-properties officeooo:rsid="0016a0d1" officeooo:paragraph-rsid="0016a0d1"/>
    </style:style>
    <style:style style:name="P5" style:family="paragraph" style:parent-style-name="Standard">
      <style:text-properties officeooo:rsid="00138ad2" officeooo:paragraph-rsid="00047088"/>
    </style:style>
    <style:style style:name="P6" style:family="paragraph" style:parent-style-name="Standard">
      <style:text-properties officeooo:rsid="001888b7" officeooo:paragraph-rsid="001888b7"/>
    </style:style>
    <style:style style:name="P7" style:family="paragraph" style:parent-style-name="Standard">
      <style:text-properties officeooo:paragraph-rsid="001a68eb"/>
    </style:style>
    <style:style style:name="P8" style:family="paragraph" style:parent-style-name="Standard">
      <style:text-properties officeooo:rsid="00104ce5" officeooo:paragraph-rsid="001ed547"/>
    </style:style>
    <style:style style:name="P9" style:family="paragraph" style:parent-style-name="Standard">
      <style:text-properties officeooo:rsid="001fe6c8" officeooo:paragraph-rsid="001fe6c8"/>
    </style:style>
    <style:style style:name="P10" style:family="paragraph" style:parent-style-name="Standard">
      <style:text-properties officeooo:rsid="00218064" officeooo:paragraph-rsid="00218064"/>
    </style:style>
    <style:style style:name="P11" style:family="paragraph" style:parent-style-name="Standard">
      <style:text-properties officeooo:rsid="00287e07" officeooo:paragraph-rsid="00287e07"/>
    </style:style>
    <style:style style:name="P12" style:family="paragraph" style:parent-style-name="Standard">
      <style:text-properties officeooo:paragraph-rsid="0020d4ff"/>
    </style:style>
    <style:style style:name="P13" style:family="paragraph" style:parent-style-name="Standard">
      <style:text-properties officeooo:rsid="00193896" officeooo:paragraph-rsid="00047088"/>
    </style:style>
    <style:style style:name="P14" style:family="paragraph" style:parent-style-name="Standard">
      <style:text-properties officeooo:rsid="002a9303" officeooo:paragraph-rsid="002a9303"/>
    </style:style>
    <style:style style:name="P15" style:family="paragraph" style:parent-style-name="Standard">
      <style:text-properties officeooo:rsid="002d75c4" officeooo:paragraph-rsid="002d75c4"/>
    </style:style>
    <style:style style:name="P16" style:family="paragraph" style:parent-style-name="Standard">
      <style:paragraph-properties fo:text-align="center" style:justify-single-word="false"/>
      <style:text-properties fo:font-size="26pt" officeooo:rsid="00040f8d" officeooo:paragraph-rsid="00040f8d" style:font-size-asian="26pt" style:font-size-complex="26pt"/>
    </style:style>
    <style:style style:name="P17" style:family="paragraph" style:parent-style-name="Standard">
      <style:paragraph-properties fo:text-align="end" style:justify-single-word="false"/>
      <style:text-properties officeooo:rsid="00040f8d" officeooo:paragraph-rsid="00040f8d"/>
    </style:style>
    <style:style style:name="P18" style:family="paragraph" style:parent-style-name="Standard">
      <style:text-properties style:text-position="sub 58%" officeooo:rsid="0016a0d1"/>
    </style:style>
    <style:style style:name="P19" style:family="paragraph" style:parent-style-name="Standard">
      <style:text-properties officeooo:rsid="00151401" officeooo:paragraph-rsid="00151401"/>
    </style:style>
    <style:style style:name="P20" style:family="paragraph" style:parent-style-name="Standard">
      <style:paragraph-properties fo:text-align="center" style:justify-single-word="false"/>
      <style:text-properties fo:font-size="26pt" officeooo:rsid="00040f8d" officeooo:paragraph-rsid="00040f8d" style:font-size-asian="26pt" style:font-size-complex="26pt"/>
    </style:style>
    <style:style style:name="P21" style:family="paragraph" style:parent-style-name="Standard">
      <style:paragraph-properties fo:text-align="center" style:justify-single-word="false"/>
      <style:text-properties fo:font-size="26pt" officeooo:rsid="00324d08" officeooo:paragraph-rsid="00324d08" style:font-size-asian="26pt" style:font-size-complex="26pt"/>
    </style:style>
    <style:style style:name="P22" style:family="paragraph" style:parent-style-name="Standard">
      <style:text-properties officeooo:rsid="0032af4d" officeooo:paragraph-rsid="0032af4d"/>
    </style:style>
    <style:style style:name="P23" style:family="paragraph" style:parent-style-name="Standard">
      <style:text-properties officeooo:rsid="0033f330" officeooo:paragraph-rsid="0033f330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26pt" officeooo:rsid="00040f8d" officeooo:paragraph-rsid="00151401" style:font-size-asian="26pt" style:font-size-complex="26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3">
      <style:text-properties officeooo:rsid="0016a0d1" officeooo:paragraph-rsid="0016a0d1"/>
    </style:style>
    <style:style style:name="P27" style:family="paragraph" style:parent-style-name="Heading_20_3">
      <style:text-properties officeooo:rsid="00138ad2" officeooo:paragraph-rsid="00047088"/>
    </style:style>
    <style:style style:name="P28" style:family="paragraph" style:parent-style-name="Heading_20_3">
      <style:text-properties officeooo:rsid="001ed547" officeooo:paragraph-rsid="001ed547"/>
    </style:style>
    <style:style style:name="P29" style:family="paragraph" style:parent-style-name="Heading_20_3">
      <style:text-properties fo:font-weight="bold" officeooo:rsid="002a9303" officeooo:paragraph-rsid="002a9303" style:font-weight-asian="bold" style:font-weight-complex="bold"/>
    </style:style>
    <style:style style:name="P3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4" style:family="paragraph" style:parent-style-name="Footer">
      <style:paragraph-properties fo:text-align="center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6a0d1"/>
    </style:style>
    <style:style style:name="T3" style:family="text">
      <style:text-properties style:text-position="sub 58%" officeooo:rsid="001a68eb"/>
    </style:style>
    <style:style style:name="T4" style:family="text">
      <style:text-properties style:text-position="sub 58%" officeooo:rsid="001fe6c8"/>
    </style:style>
    <style:style style:name="T5" style:family="text">
      <style:text-properties style:text-position="sub 58%" officeooo:rsid="00287e07"/>
    </style:style>
    <style:style style:name="T6" style:family="text">
      <style:text-properties style:text-position="sub 58%" officeooo:rsid="00174185"/>
    </style:style>
    <style:style style:name="T7" style:family="text">
      <style:text-properties style:text-position="sub 58%" officeooo:rsid="00309e11"/>
    </style:style>
    <style:style style:name="T8" style:family="text">
      <style:text-properties officeooo:rsid="0016a0d1"/>
    </style:style>
    <style:style style:name="T9" style:family="text">
      <style:text-properties officeooo:rsid="001af9f2"/>
    </style:style>
    <style:style style:name="T10" style:family="text">
      <style:text-properties officeooo:rsid="001a68eb"/>
    </style:style>
    <style:style style:name="T11" style:family="text">
      <style:text-properties officeooo:rsid="001fe6c8"/>
    </style:style>
    <style:style style:name="T12" style:family="text">
      <style:text-properties officeooo:rsid="0020d4ff"/>
    </style:style>
    <style:style style:name="T13" style:family="text">
      <style:text-properties officeooo:rsid="00253981"/>
    </style:style>
    <style:style style:name="T14" style:family="text">
      <style:text-properties officeooo:rsid="00287e07"/>
    </style:style>
    <style:style style:name="T15" style:family="text">
      <style:text-properties officeooo:rsid="002b8834"/>
    </style:style>
    <style:style style:name="T16" style:family="text">
      <style:text-properties officeooo:rsid="002db39f"/>
    </style:style>
    <style:style style:name="T17" style:family="text">
      <style:text-properties officeooo:rsid="00341bb7"/>
    </style:style>
    <style:style style:name="T18" style:family="text">
      <style:text-properties officeooo:rsid="00360ee3"/>
    </style:style>
    <style:style style:name="T19" style:family="text">
      <style:text-properties officeooo:rsid="0037ba3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AREA SEMANAL 1-4:</text:p>
      <text:p text:style-name="P16"/>
      <text:p text:style-name="P16">GRAFOS CFCs </text:p>
      <text:p text:style-name="P16"/>
      <text:p text:style-name="P16">Y </text:p>
      <text:p text:style-name="P16"/>
      <text:p text:style-name="P16">ORDEN TOPOLÓGICO</text:p>
      <text:p text:style-name="P16"/>
      <text:p text:style-name="P21">(CORRECCIONES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INTEGRANTES:</text:p>
      <text:p text:style-name="P17">Andrés Monetta</text:p>
      <text:p text:style-name="P17">Alejandro Clara</text:p>
      <text:p text:style-name="P17">Sebastián Daloia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Contenido</text:p>
          </text:index-title>
          <text:p text:style-name="P33"><text:a xlink:type="simple" xlink:href="#__RefHeading___Toc1528_718776780" text:style-name="Index_20_Link" text:visited-style-name="Index_20_Link">Correcciones<text:tab/>4</text:a></text:p>
          <text:p text:style-name="P33"><text:a xlink:type="simple" xlink:href="#__RefHeading___Toc1530_718776780" text:style-name="Index_20_Link" text:visited-style-name="Index_20_Link">1 Ejercicio<text:tab/>4</text:a></text:p>
          <text:p text:style-name="P31"><text:a xlink:type="simple" xlink:href="#__RefHeading___Toc1532_718776780" text:style-name="Index_20_Link" text:visited-style-name="Index_20_Link">Parte 1<text:tab/>4</text:a></text:p>
          <text:p text:style-name="P30"><text:a xlink:type="simple" xlink:href="#__RefHeading___Toc1518_718776780" text:style-name="Index_20_Link" text:visited-style-name="Index_20_Link">Observación 1:<text:tab/>4</text:a></text:p>
          <text:p text:style-name="P30"><text:a xlink:type="simple" xlink:href="#__RefHeading___Toc1520_718776780" text:style-name="Index_20_Link" text:visited-style-name="Index_20_Link">Observación 2:<text:tab/>4</text:a></text:p>
          <text:p text:style-name="P30"><text:a xlink:type="simple" xlink:href="#__RefHeading___Toc1522_718776780" text:style-name="Index_20_Link" text:visited-style-name="Index_20_Link">Proposición a:<text:tab/>5</text:a></text:p>
          <text:p text:style-name="P30"><text:a xlink:type="simple" xlink:href="#__RefHeading___Toc1524_718776780" text:style-name="Index_20_Link" text:visited-style-name="Index_20_Link">Proposición b:<text:tab/>5</text:a></text:p>
          <text:p text:style-name="P30"><text:a xlink:type="simple" xlink:href="#__RefHeading___Toc1526_718776780" text:style-name="Index_20_Link" text:visited-style-name="Index_20_Link">Proposición c:<text:tab/>5</text:a></text:p>
        </text:index-body>
      </text:table-of-content>
      <text:p text:style-name="P3"/>
      <text:h text:style-name="P25" text:outline-level="1"><text:bookmark-start text:name="__RefHeading___Toc1528_718776780"/>Correcciones<text:bookmark-end text:name="__RefHeading___Toc1528_718776780"/></text:h>
      <text:p text:style-name="P23">La <text:span text:style-name="T17">correcciones</text:span> se hicieron en el Ejercicio 1.</text:p>
      <text:p text:style-name="P22">Se modificó la observación dos hecha en el trabajo para la cual existían contraejemplos,</text:p>
      <text:p text:style-name="P22"><text:span text:style-name="T18">a</text:span>gregándose ahora las condiciones para evitar los casos <text:span text:style-name="T19">de contrajemplos</text:span> evidenciados en la jornada de monitoreo.</text:p>
      <text:p text:style-name="P22"/>
      <text:p text:style-name="P23">Producto de esta modificación se re plantearon las proposiciones a), b) y c) a modo de adecuarse a la observación <text:span text:style-name="T19">dos</text:span>.</text:p>
      <text:p text:style-name="P23"/>
      <text:h text:style-name="Heading_20_1" text:outline-level="1"><text:bookmark-start text:name="__RefHeading___Toc1530_718776780"/>1 Ejercicio <text:bookmark-end text:name="__RefHeading___Toc1530_718776780"/></text:h>
      <text:h text:style-name="Heading_20_2" text:outline-level="2"><text:bookmark-start text:name="__RefHeading___Toc1532_718776780"/>Parte 1<text:bookmark-end text:name="__RefHeading___Toc1532_718776780"/></text:h>
      <text:p text:style-name="P3">Consideremos </text:p>
      <text:p text:style-name="P3">G grafo,</text:p>
      <text:p text:style-name="P3">G<text:span text:style-name="T1">C</text:span> grafo de componentes y</text:p>
      <text:p text:style-name="P3">una DFS de G en la cual los vértices son apilados en una pila P a terminar de ser procesados; para cada CFC C<text:span text:style-name="T1">i</text:span> sea <draw:frame draw:style-name="fr1" draw:name="Object1" text:anchor-type="as-char" svg:y="-0.393cm" svg:width="2.11cm" svg:height="0.563cm" draw:z-index="0"><draw:object xlink:href="./Object 1" xlink:type="simple" xlink:show="embed" xlink:actuate="onLoad"/><draw:image xlink:href="./ObjectReplacements/Object 1" xlink:type="simple" xlink:show="embed" xlink:actuate="onLoad"/></draw:frame>el primer vértice visitado, y sea <draw:frame draw:style-name="fr1" draw:name="Object2" text:anchor-type="as-char" svg:y="-0.393cm" svg:width="1.956cm" svg:height="0.563cm" draw:z-index="1"><draw:object xlink:href="./Object 2" xlink:type="simple" xlink:show="embed" xlink:actuate="onLoad"/><draw:image xlink:href="./ObjectReplacements/Object 2" xlink:type="simple" xlink:show="embed" xlink:actuate="onLoad"/></draw:frame>el orden en que son apilados en P.</text:p>
      <text:p text:style-name="P3"/>
      <text:h text:style-name="P26" text:outline-level="3"><text:bookmark-start text:name="__RefHeading___Toc1518_718776780"/>Observación 1: <text:bookmark-end text:name="__RefHeading___Toc1518_718776780"/></text:h>
      <text:p text:style-name="P5"><text:span text:style-name="T9">U</text:span>na recorrida DFS va marcando los vértices visitados en pre – procesamiento y los apila en pos procesamiento.</text:p>
      <text:p text:style-name="P5"/>
      <text:h text:style-name="P27" text:outline-level="3"><text:bookmark-start text:name="__RefHeading___Toc1520_718776780"/>Observación <text:span text:style-name="T8">2</text:span>: <text:bookmark-end text:name="__RefHeading___Toc1520_718776780"/></text:h>
      <text:p text:style-name="P4">Si en una recorrida DFS se cumple:</text:p>
      <text:p text:style-name="P4">1) u<text:span text:style-name="T1">i</text:span> es visitado antes que u<text:span text:style-name="T1">j</text:span>, </text:p>
      <text:p text:style-name="P4">2) existe camino entre u<text:span text:style-name="T1">i</text:span> y u<text:span text:style-name="T1">j</text:span></text:p>
      <text:p text:style-name="P4">3)y los vértices <text:span text:style-name="T13">del camino </text:span>aún no han sido visitados</text:p>
      <text:p text:style-name="Standard"/>
      <text:p text:style-name="Standard"><text:span text:style-name="T8">Entonces u</text:span><text:span text:style-name="T2">i</text:span><text:span text:style-name="T8"> es apilado despues que u</text:span><text:span text:style-name="T2">j </text:span></text:p>
      <text:p text:style-name="P18"/>
      <text:p text:style-name="P6">Demostración:</text:p>
      <text:p text:style-name="P7"><text:span text:style-name="T10">Directa. u</text:span><text:span text:style-name="T3">i</text:span><text:span text:style-name="T10"> es el primero en ser visitado, luego existe camino hacia u</text:span><text:span text:style-name="T3">j</text:span><text:span text:style-name="T10">, luego como ningún vértice de </text:span><text:soft-page-break/><text:span text:style-name="T10">este camino ha sido visitado entonces u</text:span><text:span text:style-name="T3">j</text:span><text:span text:style-name="T10"> es visitado, por lo que el pos procesamiento pasará primero por u</text:span><text:span text:style-name="T3">j</text:span><text:span text:style-name="T10"> y por lo tanto u</text:span><text:span text:style-name="T3">i</text:span><text:span text:style-name="T10"> será apilado despues que u</text:span><text:span text:style-name="T3">j</text:span><text:span text:style-name="T10">.</text:span></text:p>
      <text:h text:style-name="Heading_20_3" text:outline-level="3"><text:bookmark-start text:name="__RefHeading___Toc1522_718776780"/>Proposición a:<text:bookmark-end text:name="__RefHeading___Toc1522_718776780"/></text:h>
      <text:p text:style-name="P8">Si en una recorrida DFS el vértice f<text:span text:style-name="T1">i</text:span> es visitado antes que el vértice f<text:span text:style-name="T1">j</text:span> y hay un camino desde f<text:span text:style-name="T1">i </text:span>hacia f<text:span text:style-name="T1">j</text:span>, entonces fi será apilado después de f<text:span text:style-name="T1">j</text:span>.</text:p>
      <text:p text:style-name="P8"/>
      <text:p text:style-name="P9">Demostración:</text:p>
      <text:p text:style-name="P9">Instanciamos la observación dos con u<text:span text:style-name="T1">i</text:span>=f<text:span text:style-name="T1">i</text:span>, u<text:span text:style-name="T1">j</text:span>=f<text:span text:style-name="T1">j</text:span>.</text:p>
      <text:p text:style-name="P12"><text:span text:style-name="T12">Tenemos f</text:span><text:span text:style-name="T5">i</text:span><text:span text:style-name="T12"> es el primer visitado de la CFC C</text:span><text:span text:style-name="T5">i</text:span><text:span text:style-name="T12">, y hay un camino desde f</text:span><text:span text:style-name="T5">i</text:span><text:span text:style-name="T12"> hacia f</text:span><text:span text:style-name="T5">j</text:span>,<text:span text:style-name="T12"> si hubiese en el camino un vértice w marcado, entonces pertenecería a una componente CFC C</text:span><text:span text:style-name="T5">k</text:span><text:span text:style-name="T12"> con k distinto a i y a j. </text:span></text:p>
      <text:p text:style-name="P10">Por lo que se generaría un bucle en G<text:span text:style-name="T5">C</text:span> entre v<text:span text:style-name="T5">k</text:span> y v<text:span text:style-name="T5">c</text:span>, <text:span text:style-name="T14">lo cual es contradicción ya que G</text:span><text:span text:style-name="T5">C</text:span><text:span text:style-name="T14"> es acíclico, por proposición vista en laboratorio anterior*.</text:span></text:p>
      <text:p text:style-name="P11">Entonces vemos que u<text:span text:style-name="T4">i</text:span> y u<text:span text:style-name="T4">j</text:span> para este caso cumplen con los requisitos de la Observación 2.</text:p>
      <text:p text:style-name="P10">*<text:span text:style-name="T14">Proposición</text:span></text:p>
      <text:p text:style-name="P11">G<text:span text:style-name="T1">C</text:span> se puede ordenar topológicamente como una secuencia <draw:frame draw:style-name="fr1" draw:name="Object3" text:anchor-type="as-char" svg:y="-0.393cm" svg:width="2.782cm" svg:height="0.56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/>
      <text:h text:style-name="P28" text:outline-level="3"><text:bookmark-start text:name="__RefHeading___Toc1524_718776780"/>Proposición b:<text:bookmark-end text:name="__RefHeading___Toc1524_718776780"/></text:h>
      <text:p text:style-name="P1">Para cada CFC C<text:span text:style-name="T1">i</text:span>, f<text:span text:style-name="T1">i</text:span> es el ultimo de sus vértices que se apila en P.</text:p>
      <text:p text:style-name="P1"/>
      <text:p text:style-name="P13">Demostración:</text:p>
      <text:p text:style-name="P14"><text:span text:style-name="T11">Instanciamos la observación dos con u</text:span><text:span text:style-name="T4">i</text:span><text:span text:style-name="T11">=f</text:span><text:span text:style-name="T4">i</text:span><text:span text:style-name="T11">, u</text:span><text:span text:style-name="T4">j</text:span><text:span text:style-name="T11">=</text:span>w con w perteneciendo a la CFC C<text:span text:style-name="T6">i.</text:span></text:p>
      <text:p text:style-name="P14">1)f<text:span text:style-name="T6">i</text:span> es el primero en ser visitado</text:p>
      <text:p text:style-name="P14">2)hay camino entre f<text:span text:style-name="T6">i</text:span> y w, por estar ambos en C<text:span text:style-name="T6">i</text:span></text:p>
      <text:p text:style-name="P14">3)por 1<text:span text:style-name="T15">)</text:span> los vértices del camino entre f<text:span text:style-name="T6">i</text:span> y w aun no han sido marcado<text:span text:style-name="T15">s</text:span></text:p>
      <text:p text:style-name="P14"/>
      <text:p text:style-name="P14">Se cumple con la hipótesis de la observación 2. </text:p>
      <text:p text:style-name="P14">Es valida la proposición.</text:p>
      <text:p text:style-name="P14"/>
      <text:h text:style-name="P29" text:outline-level="3"><text:bookmark-start text:name="__RefHeading___Toc1526_718776780"/>Proposición c:<text:bookmark-end text:name="__RefHeading___Toc1526_718776780"/></text:h>
      <text:p text:style-name="P2">Si hay algún camino desde la CFC C<text:span text:style-name="T1">i</text:span> a la CFC C<text:span text:style-name="T1">j</text:span>, entonces f<text:span text:style-name="T1">i</text:span> se apila en P despues que f<text:span text:style-name="T1">j</text:span>.</text:p>
      <text:p text:style-name="P2"/>
      <text:p text:style-name="P2">Demostración:</text:p>
      <text:p text:style-name="P15">Tenemos que hay camino entre f<text:span text:style-name="T1">i</text:span> y f<text:span text:style-name="T1">j</text:span></text:p>
      <text:p text:style-name="P15">Si f<text:span text:style-name="T1">i</text:span> no es el primero en ser visitado en DFS en ese camino entonces habría ciclo en G<text:span text:style-name="T7">C</text:span>, por lo que f<text:span text:style-name="T7">i </text:span>es visitado primero en DFS, y se cumple proposición a) entonces <text:span text:style-name="T16">esta </text:span>proposición es cier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5:01:53.529884787</meta:creation-date>
    <dc:date>2015-09-20T16:04:53.995072221</dc:date>
    <meta:editing-duration>PT1H12S</meta:editing-duration>
    <meta:editing-cycles>39</meta:editing-cycles>
    <meta:generator>LibreOffice/5.0.1.2.0$Linux_X86_64 LibreOffice_project/00m0$Build-2</meta:generator>
    <meta:document-statistic meta:table-count="0" meta:image-count="0" meta:object-count="3" meta:page-count="4" meta:paragraph-count="63" meta:word-count="544" meta:character-count="2941" meta:non-whitespace-character-count="2448"/>
  </office:meta>
</office:document-meta>
</file>

<file path=Object 1/content.xml><?xml version="1.0" encoding="utf-8"?>
<math xmlns="http://www.w3.org/1998/Math/MathML" display="block">
  <semantics>
    <mrow>
      <msub>
        <mi>f</mi>
        <mi>i</mi>
      </msub>
      <mspace width="1em"/>
      <mrow>
        <mn>1</mn>
        <mo stretchy="false">≤</mo>
        <mi>i</mi>
        <mo stretchy="false">≤</mo>
        <mi>k</mi>
      </mrow>
    </mrow>
    <annotation encoding="StarMath 5.0">f_i ` `1 &lt;= i &lt;= k</annotation>
  </semantics>
</math>
</file>

<file path=Object 2/content.xml><?xml version="1.0" encoding="utf-8"?>
<math xmlns="http://www.w3.org/1998/Math/MathML" display="block">
  <semantics>
    <mrow>
      <msub>
        <mi>f</mi>
        <mi>k</mi>
      </msub>
      <mi>,</mi>
      <mn>...</mn>
      <mi>,</mi>
      <msub>
        <mi>f</mi>
        <mn>1</mn>
      </msub>
    </mrow>
    <annotation encoding="StarMath 5.0">f_k,...,f_1</annotation>
  </semantics>
</math>
</file>

<file path=Object 3/content.xml><?xml version="1.0" encoding="utf-8"?>
<math xmlns="http://www.w3.org/1998/Math/MathML" display="block">
  <semantics>
    <mrow>
      <mrow>
        <mi>o</mi>
        <mo stretchy="false">=</mo>
        <mo stretchy="false">{</mo>
      </mrow>
      <msub>
        <mi>o</mi>
        <mn>1,</mn>
      </msub>
      <mn>...</mn>
      <mi>,</mi>
      <msub>
        <mi>o</mi>
        <mi>k</mi>
      </msub>
      <mo stretchy="false">}</mo>
    </mrow>
    <annotation encoding="StarMath 5.0">o=\{ o_1, ...,o_k \ }</annotation>
  </semantics>
</math>
</file>